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fo:color="#c9211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Microsoft YaHei UI'" style:font-family-asian="'Microsoft YaHei UI'" style:font-family-complex="'Microsoft YaHei UI'" fo:background-color="transparent" style:use-window-font-color="true"/>
    </style:style>
    <style:style style:name="T7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Microsoft YaHei UI'" style:font-family-asian="'Microsoft YaHei UI'" style:font-family-complex="'Microsoft YaHei UI'" fo:background-color="transparent" style:use-window-font-color="true"/>
    </style:style>
    <style:style style:name="T9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Microsoft YaHei UI'" style:font-family-asian="'Microsoft YaHei UI'" style:font-family-complex="'Microsoft YaHei UI'" fo:background-color="transparent" style:use-window-font-color="true"/>
    </style:style>
    <style:style style:name="T11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Microsoft YaHei UI'" style:font-family-asian="'Microsoft YaHei UI'" style:font-family-complex="'Microsoft YaHei UI'" fo:background-color="transparent" style:use-window-font-color="true"/>
    </style:style>
    <style:style style:name="T13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fo:color="#c9211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fo:color="#c9211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Microsoft YaHei UI'" style:font-family-asian="'Microsoft YaHei UI'" style:font-family-complex="'Microsoft YaHei UI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fo:color="#c9211e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3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35.00%" fo:text-align="left"/>
    </style:style>
  </office:automatic-styles>
  <office:body>
    <office:text>
      <text:p text:style-name="P1"><text:span text:style-name="T1">Modelos trabajo septiembre alvecsal</text:span></text:p>
      <text:p text:style-name="P2"><text:span text:style-name="T2"/></text:p>
      <text:p text:style-name="P2"><text:span text:style-name="T3">MODELO RELACIONAL (SOLO REQUISITOS EXTRA)</text:span></text:p>
      <text:p text:style-name="P2"><text:span text:style-name="T4"/></text:p>
      <text:p text:style-name="P2"><text:span text:style-name="T4"/></text:p>
      <text:p text:style-name="P3"><text:span text:style-name="T5">-</text:span><text:span text:style-name="T6">Publicaciones</text:span><text:span text:style-name="T7">: Publications(publicationId(PK),name,professorId</text:span></text:p>
      <text:p text:style-name="P3"><text:span text:style-name="T7">(FK),total,date,paper)</text:span></text:p>
      <text:p text:style-name="P4"><text:span text:style-name="T7">-</text:span><text:span text:style-name="T8">Comisiones</text:span><text:span text:style-name="T9">:Commissions(CommissionId(PK),commissionN,people,</text:span></text:p>
      <text:p text:style-name="P4"><text:span text:style-name="T9">proffessorId(FK),date) </text:span></text:p>
      <text:p text:style-name="P4"><text:span text:style-name="T9">-</text:span><text:span text:style-name="T10">Revisiones</text:span><text:span text:style-name="T11">: Revisions(RevisionId(PK),note,professorId(FK),</text:span></text:p>
      <text:p text:style-name="P4"><text:span text:style-name="T11">date,difference) </text:span></text:p>
      <text:p text:style-name="P4"><text:span text:style-name="T11">-</text:span><text:span text:style-name="T12">Premios</text:span><text:span text:style-name="T13">: Award(AwardId(PK),studentId(FK),gradeId(FK),award,year,</text:span></text:p>
      <text:p text:style-name="P4"><text:span text:style-name="T13">note)</text:span></text:p>
      <text:p text:style-name="P4"><text:span text:style-name="T14"/></text:p>
      <text:p text:style-name="P4"><text:span text:style-name="T14"/></text:p>
      <text:p text:style-name="P5"><text:span text:style-name="T15">MODELO TECNOLÓGICO</text:span></text:p>
      <text:p text:style-name="P5"><text:span text:style-name="T16"/></text:p>
      <text:p text:style-name="P5"><text:span text:style-name="T17">El código de alvecsalseptiembre21.sql de dentro del proyecto silence.</text:span></text:p>
      <text:p text:style-name="P5"><text:span text:style-name="T18"/></text:p>
      <text:p text:style-name="P5"><text:span text:style-name="T19">MODELO PRUEBAS</text:span></text:p>
      <text:p text:style-name="P5"><text:span text:style-name="T20"/></text:p>
      <text:p text:style-name="P5"><text:span text:style-name="T21">Los archivos .http de la carpeta tests de dentro del proyecto silence.</text:span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span text:style-name="T23">MODELO CONCEPTUAL</text:span></text:p>
      <text:p text:style-name="P5"><draw:frame text:anchor-type="as-char" svg:width="175.86mm" svg:height="109.18mm" style:rel-width="scale" style:rel-height="scale"><draw:object-ole xlink:href="OleObj1"/><draw:image xlink:href="ObjectReplacements/OleObj1"/></draw:frame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